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cell-protect="none" style:print-content="tru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3300" fo:border="0.06pt solid #000000"/>
    </style:style>
    <style:style style:name="ce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week rebuild 1" table:style-name="ta1" table:protected="true" table:protection-key="nlM2XGphPJp6bIhz9NPXeZ0aQpQ=" table:protection-key-digest-algorithm="http://www.w3.org/2000/09/xmldsig#sha1">
        <loext:table-protection loext:select-unprotected-cells="true"/>
        <table:table-column table:style-name="co1" table:number-columns-repeated="1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11" table:default-cell-style-name="ce2"/>
        <table:table-row table:style-name="ro1">
          <table:table-cell table:style-name="ce1" office:value-type="string" calcext:value-type="string">
            <text:p>separato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combo_date</text:p>
          </table:table-cell>
          <table:table-cell table:style-name="ce1" office:value-type="string" calcext:value-type="string">
            <text:p>hour_start</text:p>
          </table:table-cell>
          <table:table-cell table:style-name="ce1" office:value-type="string" calcext:value-type="string">
            <text:p>minute_start</text:p>
          </table:table-cell>
          <table:table-cell table:style-name="ce1" office:value-type="string" calcext:value-type="string">
            <text:p>end_hour</text:p>
          </table:table-cell>
          <table:table-cell table:style-name="ce1" office:value-type="string" calcext:value-type="string">
            <text:p>end_minute</text:p>
          </table:table-cell>
          <table:table-cell table:style-name="ce3" office:value-type="string" calcext:value-type="string">
            <text:p>total_hour</text:p>
          </table:table-cell>
          <table:table-cell table:style-name="ce3" office:value-type="string" calcext:value-type="string">
            <text:p>total_minute</text:p>
          </table:table-cell>
          <table:table-cell table:style-name="ce3" office:value-type="string" calcext:value-type="string">
            <text:p>total_time_day</text:p>
          </table:table-cell>
          <table:table-cell table:style-name="ce3" office:value-type="string" calcext:value-type="string">
            <text:p>seven day total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5" calcext:value-type="float">
            <text:p>2015</text:p>
          </table:table-cell>
          <table:table-cell table:style-name="ce3" table:formula="of:=CONCATENATE([.B2];[.A2];[.C2];[.A2];[.D2])" office:value-type="string" office:string-value="6:16:2015" calcext:value-type="string">
            <text:p>6:16:20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]-[.H2]&lt;0;([.H2]-[.F2]);([.H2]-[.F2])*-1)" office:value-type="float" office:value="14" calcext:value-type="float">
            <text:p>14</text:p>
          </table:table-cell>
          <table:table-cell table:style-name="ce3" table:formula="of:=IF([.G2]-[.I2]&lt;0;([.I2]-[.G2]);([.I2]-[.G2])*-1)" office:value-type="float" office:value="-0" calcext:value-type="float">
            <text:p>0</text:p>
          </table:table-cell>
          <table:table-cell table:style-name="ce3" table:formula="of:=CONCATENATE(IF([.K2]&gt;60;[.J2]+INT([.K2]/60);[.J2]);[.A2];IF([.K2]&gt;60;ROUND(60*(ROUND(INT([.K2]/60)-[.K2]/60;2)*-1);0);[.K2]))" office:value-type="string" office:string-value="14:0" calcext:value-type="string">
            <text:p>14:0</text:p>
          </table:table-cell>
          <table:table-cell table:style-name="ce4" table:formula="of:=CONCATENATE(IF(SUM([.K2:.K9])&gt;60;SUM([.J2:.J9])+ROUND(INT(SUM([.K2:.K9]))/60;0);SUM([.J2:.J9]));[.A2];IF(SUM([.K2:.K9])&gt;60;ROUND(60*(ROUND(INT(SUM([.K2:.K9])/60)-SUM([.K2:.K9])/60;2)*-1);0)))" office:value-type="string" office:string-value="80:37" calcext:value-type="string" table:number-columns-spanned="1" table:number-rows-spanned="8">
            <text:p>80:37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];[.A3];[.C3];[.A3];[.D3])" office:value-type="string" office:string-value="6:17:2016" calcext:value-type="string">
            <text:p>6:17:20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3" table:formula="of:=IF([.F3]-[.H3]&lt;0;([.H3]-[.F3]);([.H3]-[.F3])*-1)" office:value-type="float" office:value="2" calcext:value-type="float">
            <text:p>2</text:p>
          </table:table-cell>
          <table:table-cell table:style-name="ce3" table:formula="of:=IF([.G3]-[.I3]&lt;0;([.I3]-[.G3]);([.I3]-[.G3])*-1)" office:value-type="float" office:value="38" calcext:value-type="float">
            <text:p>38</text:p>
          </table:table-cell>
          <table:table-cell table:style-name="ce3" table:formula="of:=CONCATENATE(IF([.K3]&gt;60;[.J3]+INT([.K3]/60);[.J3]);[.A3];IF([.K3]&gt;60;ROUND(60*(ROUND(INT([.K3]/60)-[.K3]/60;2)*-1);0);[.K3]))" office:value-type="string" office:string-value="2:38" calcext:value-type="string">
            <text:p>2:38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7" calcext:value-type="float">
            <text:p>2017</text:p>
          </table:table-cell>
          <table:table-cell table:style-name="ce3" table:formula="of:=CONCATENATE([.B4];[.A4];[.C4];[.A4];[.D4])" office:value-type="string" office:string-value="6:17:2017" calcext:value-type="string">
            <text:p>6:17:20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]-[.H4]&lt;0;([.H4]-[.F4]);([.H4]-[.F4])*-1)" office:value-type="float" office:value="13" calcext:value-type="float">
            <text:p>13</text:p>
          </table:table-cell>
          <table:table-cell table:style-name="ce3" table:formula="of:=IF([.G4]-[.I4]&lt;0;([.I4]-[.G4]);([.I4]-[.G4])*-1)" office:value-type="float" office:value="30" calcext:value-type="float">
            <text:p>30</text:p>
          </table:table-cell>
          <table:table-cell table:style-name="ce3" table:formula="of:=CONCATENATE(IF([.K4]&gt;60;[.J4]+INT([.K4]/60);[.J4]);[.A4];IF([.K4]&gt;60;ROUND(60*(ROUND(INT([.K4]/60)-[.K4]/60;2)*-1);0);[.K4]))" office:value-type="string" office:string-value="13:30" calcext:value-type="string">
            <text:p>13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CONCATENATE([.B5];[.A5];[.C5];[.A5];[.D5])" office:value-type="string" office:string-value="6:18:2018" calcext:value-type="string">
            <text:p>6:18:20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3" table:formula="of:=IF([.F5]-[.H5]&lt;0;([.H5]-[.F5]);([.H5]-[.F5])*-1)" office:value-type="float" office:value="10" calcext:value-type="float">
            <text:p>10</text:p>
          </table:table-cell>
          <table:table-cell table:style-name="ce3" table:formula="of:=IF([.G5]-[.I5]&lt;0;([.I5]-[.G5]);([.I5]-[.G5])*-1)" office:value-type="float" office:value="9" calcext:value-type="float">
            <text:p>9</text:p>
          </table:table-cell>
          <table:table-cell table:style-name="ce3" table:formula="of:=CONCATENATE(IF([.K5]&gt;60;[.J5]+INT([.K5]/60);[.J5]);[.A5];IF([.K5]&gt;60;ROUND(60*(ROUND(INT([.K5]/60)-[.K5]/60;2)*-1);0);[.K5]))" office:value-type="string" office:string-value="10:9" calcext:value-type="string">
            <text:p>10:9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9" calcext:value-type="float">
            <text:p>2019</text:p>
          </table:table-cell>
          <table:table-cell table:style-name="ce3" table:formula="of:=CONCATENATE([.B6];[.A6];[.C6];[.A6];[.D6])" office:value-type="string" office:string-value="6:19:2019" calcext:value-type="string">
            <text:p>6:19:20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6]-[.H6]&lt;0;([.H6]-[.F6]);([.H6]-[.F6])*-1)" office:value-type="float" office:value="12" calcext:value-type="float">
            <text:p>12</text:p>
          </table:table-cell>
          <table:table-cell table:style-name="ce3" table:formula="of:=IF([.G6]-[.I6]&lt;0;([.I6]-[.G6]);([.I6]-[.G6])*-1)" office:value-type="float" office:value="10" calcext:value-type="float">
            <text:p>10</text:p>
          </table:table-cell>
          <table:table-cell table:style-name="ce3" table:formula="of:=CONCATENATE(IF([.K6]&gt;60;[.J6]+INT([.K6]/60);[.J6]);[.A6];IF([.K6]&gt;60;ROUND(60*(ROUND(INT([.K6]/60)-[.K6]/60;2)*-1);0);[.K6]))" office:value-type="string" office:string-value="12:10" calcext:value-type="string">
            <text:p>12:1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20" calcext:value-type="float">
            <text:p>2020</text:p>
          </table:table-cell>
          <table:table-cell table:style-name="ce3" table:formula="of:=CONCATENATE([.B7];[.A7];[.C7];[.A7];[.D7])" office:value-type="string" office:string-value="6:20:2020" calcext:value-type="string">
            <text:p>6:20:20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IF([.F7]-[.H7]&lt;0;([.H7]-[.F7]);([.H7]-[.F7])*-1)" office:value-type="float" office:value="9" calcext:value-type="float">
            <text:p>9</text:p>
          </table:table-cell>
          <table:table-cell table:style-name="ce3" table:formula="of:=IF([.G7]-[.I7]&lt;0;([.I7]-[.G7]);([.I7]-[.G7])*-1)" office:value-type="float" office:value="2" calcext:value-type="float">
            <text:p>2</text:p>
          </table:table-cell>
          <table:table-cell table:style-name="ce3" table:formula="of:=CONCATENATE(IF([.K7]&gt;60;[.J7]+INT([.K7]/60);[.J7]);[.A7];IF([.K7]&gt;60;ROUND(60*(ROUND(INT([.K7]/60)-[.K7]/60;2)*-1);0);[.K7]))" office:value-type="string" office:string-value="9:2" calcext:value-type="string">
            <text:p>9:2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21" calcext:value-type="float">
            <text:p>2021</text:p>
          </table:table-cell>
          <table:table-cell table:style-name="ce3" table:formula="of:=CONCATENATE([.B8];[.A8];[.C8];[.A8];[.D8])" office:value-type="string" office:string-value="6:21:2021" calcext:value-type="string">
            <text:p>6:21:20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8]-[.H8]&lt;0;([.H8]-[.F8]);([.H8]-[.F8])*-1)" office:value-type="float" office:value="10" calcext:value-type="float">
            <text:p>10</text:p>
          </table:table-cell>
          <table:table-cell table:style-name="ce3" table:formula="of:=IF([.G8]-[.I8]&lt;0;([.I8]-[.G8]);([.I8]-[.G8])*-1)" office:value-type="float" office:value="8" calcext:value-type="float">
            <text:p>8</text:p>
          </table:table-cell>
          <table:table-cell table:style-name="ce3" table:formula="of:=CONCATENATE(IF([.K8]&gt;60;[.J8]+INT([.K8]/60);[.J8]);[.A8];IF([.K8]&gt;60;ROUND(60*(ROUND(INT([.K8]/60)-[.K8]/60;2)*-1);0);[.K8]))" office:value-type="string" office:string-value="10:8" calcext:value-type="string">
            <text:p>10:8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22" calcext:value-type="float">
            <text:p>2022</text:p>
          </table:table-cell>
          <table:table-cell table:style-name="ce3" table:formula="of:=CONCATENATE([.B9];[.A9];[.C9];[.A9];[.D9])" office:value-type="string" office:string-value="6:22:2022" calcext:value-type="string">
            <text:p>6:22:20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9]-[.H9]&lt;0;([.H9]-[.F9]);([.H9]-[.F9])*-1)" office:value-type="float" office:value="8" calcext:value-type="float">
            <text:p>8</text:p>
          </table:table-cell>
          <table:table-cell table:style-name="ce3" table:formula="of:=IF([.G9]-[.I9]&lt;0;([.I9]-[.G9]);([.I9]-[.G9])*-1)" office:value-type="float" office:value="-0" calcext:value-type="float">
            <text:p>0</text:p>
          </table:table-cell>
          <table:table-cell table:style-name="ce3" table:formula="of:=CONCATENATE(IF([.K9]&gt;60;[.J9]+INT([.K9]/60);[.J9]);[.A9];IF([.K9]&gt;60;ROUND(60*(ROUND(INT([.K9]/60)-[.K9]/60;2)*-1);0);[.K9]))" office:value-type="string" office:string-value="8:0" calcext:value-type="string">
            <text:p>8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23" calcext:value-type="float">
            <text:p>2023</text:p>
          </table:table-cell>
          <table:table-cell table:style-name="ce3" table:formula="of:=CONCATENATE([.B10];[.A10];[.C10];[.A10];[.D10])" office:value-type="string" office:string-value="6:23:2023" calcext:value-type="string">
            <text:p>6:23:202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0]-[.H10]&lt;0;([.H10]-[.F10]);([.H10]-[.F10])*-1)" office:value-type="float" office:value="-0" calcext:value-type="float">
            <text:p>0</text:p>
          </table:table-cell>
          <table:table-cell table:style-name="ce3" table:formula="of:=IF([.G10]-[.I10]&lt;0;([.I10]-[.G10]);([.I10]-[.G10])*-1)" office:value-type="float" office:value="-0" calcext:value-type="float">
            <text:p>0</text:p>
          </table:table-cell>
          <table:table-cell table:style-name="ce3" table:formula="of:=CONCATENATE(IF([.K10]&gt;60;[.J10]+INT([.K10]/60);[.J10]);[.A10];IF([.K10]&gt;60;ROUND(60*(ROUND(INT([.K10]/60)-[.K10]/60;2)*-1);0);[.K10]))" office:value-type="string" office:string-value="0:0" calcext:value-type="string">
            <text:p>0:0</text:p>
          </table:table-cell>
          <table:table-cell table:style-name="ce4" table:formula="of:=CONCATENATE(IF(SUM([.K10:.K17])&gt;60;SUM([.J10:.J17])+ROUND(INT(SUM([.K10:.K17]))/60;0);SUM([.J10:.J17]));[.A10];IF(SUM([.K10:.K17])&gt;60;ROUND(60*(ROUND(INT(SUM([.K10:.K17])/60)-SUM([.K10:.K17])/60;2)*-1);0)))" office:value-type="string" office:string-value="64:22" calcext:value-type="string" table:number-columns-spanned="1" table:number-rows-spanned="8">
            <text:p>64:2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24" calcext:value-type="float">
            <text:p>2024</text:p>
          </table:table-cell>
          <table:table-cell table:style-name="ce3" table:formula="of:=CONCATENATE([.B11];[.A11];[.C11];[.A11];[.D11])" office:value-type="string" office:string-value="6:24:2024" calcext:value-type="string">
            <text:p>6:24:20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1]-[.H11]&lt;0;([.H11]-[.F11]);([.H11]-[.F11])*-1)" office:value-type="float" office:value="8" calcext:value-type="float">
            <text:p>8</text:p>
          </table:table-cell>
          <table:table-cell table:style-name="ce3" table:formula="of:=IF([.G11]-[.I11]&lt;0;([.I11]-[.G11]);([.I11]-[.G11])*-1)" office:value-type="float" office:value="-0" calcext:value-type="float">
            <text:p>0</text:p>
          </table:table-cell>
          <table:table-cell table:style-name="ce3" table:formula="of:=CONCATENATE(IF([.K11]&gt;60;[.J11]+INT([.K11]/60);[.J11]);[.A11];IF([.K11]&gt;60;ROUND(60*(ROUND(INT([.K11]/60)-[.K11]/60;2)*-1);0);[.K11]))" office:value-type="string" office:string-value="8:0" calcext:value-type="string">
            <text:p>8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25" calcext:value-type="float">
            <text:p>2025</text:p>
          </table:table-cell>
          <table:table-cell table:style-name="ce3" table:formula="of:=CONCATENATE([.B12];[.A12];[.C12];[.A12];[.D12])" office:value-type="string" office:string-value="6:25:2025" calcext:value-type="string">
            <text:p>6:25:20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2]-[.H12]&lt;0;([.H12]-[.F12]);([.H12]-[.F12])*-1)" office:value-type="float" office:value="9" calcext:value-type="float">
            <text:p>9</text:p>
          </table:table-cell>
          <table:table-cell table:style-name="ce3" table:formula="of:=IF([.G12]-[.I12]&lt;0;([.I12]-[.G12]);([.I12]-[.G12])*-1)" office:value-type="float" office:value="-0" calcext:value-type="float">
            <text:p>0</text:p>
          </table:table-cell>
          <table:table-cell table:style-name="ce3" table:formula="of:=CONCATENATE(IF([.K12]&gt;60;[.J12]+INT([.K12]/60);[.J12]);[.A12];IF([.K12]&gt;60;ROUND(60*(ROUND(INT([.K12]/60)-[.K12]/60;2)*-1);0);[.K12]))" office:value-type="string" office:string-value="9:0" calcext:value-type="string">
            <text:p>9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26" calcext:value-type="float">
            <text:p>2026</text:p>
          </table:table-cell>
          <table:table-cell table:style-name="ce3" table:formula="of:=CONCATENATE([.B13];[.A13];[.C13];[.A13];[.D13])" office:value-type="string" office:string-value="6:26:2026" calcext:value-type="string">
            <text:p>6:26:202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3]-[.H13]&lt;0;([.H13]-[.F13]);([.H13]-[.F13])*-1)" office:value-type="float" office:value="9" calcext:value-type="float">
            <text:p>9</text:p>
          </table:table-cell>
          <table:table-cell table:style-name="ce3" table:formula="of:=IF([.G13]-[.I13]&lt;0;([.I13]-[.G13]);([.I13]-[.G13])*-1)" office:value-type="float" office:value="11" calcext:value-type="float">
            <text:p>11</text:p>
          </table:table-cell>
          <table:table-cell table:style-name="ce3" table:formula="of:=CONCATENATE(IF([.K13]&gt;60;[.J13]+INT([.K13]/60);[.J13]);[.A13];IF([.K13]&gt;60;ROUND(60*(ROUND(INT([.K13]/60)-[.K13]/60;2)*-1);0);[.K13]))" office:value-type="string" office:string-value="9:11" calcext:value-type="string">
            <text:p>9:11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27" calcext:value-type="float">
            <text:p>2027</text:p>
          </table:table-cell>
          <table:table-cell table:style-name="ce3" table:formula="of:=CONCATENATE([.B14];[.A14];[.C14];[.A14];[.D14])" office:value-type="string" office:string-value="6:27:2027" calcext:value-type="string">
            <text:p>6:27:20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4]-[.H14]&lt;0;([.H14]-[.F14]);([.H14]-[.F14])*-1)" office:value-type="float" office:value="11" calcext:value-type="float">
            <text:p>11</text:p>
          </table:table-cell>
          <table:table-cell table:style-name="ce3" table:formula="of:=IF([.G14]-[.I14]&lt;0;([.I14]-[.G14]);([.I14]-[.G14])*-1)" office:value-type="float" office:value="30" calcext:value-type="float">
            <text:p>30</text:p>
          </table:table-cell>
          <table:table-cell table:style-name="ce3" table:formula="of:=CONCATENATE(IF([.K14]&gt;60;[.J14]+INT([.K14]/60);[.J14]);[.A14];IF([.K14]&gt;60;ROUND(60*(ROUND(INT([.K14]/60)-[.K14]/60;2)*-1);0);[.K14]))" office:value-type="string" office:string-value="11:30" calcext:value-type="string">
            <text:p>11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28" calcext:value-type="float">
            <text:p>2028</text:p>
          </table:table-cell>
          <table:table-cell table:style-name="ce3" table:formula="of:=CONCATENATE([.B15];[.A15];[.C15];[.A15];[.D15])" office:value-type="string" office:string-value="6:28:2028" calcext:value-type="string">
            <text:p>6:28:202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5]-[.H15]&lt;0;([.H15]-[.F15]);([.H15]-[.F15])*-1)" office:value-type="float" office:value="7" calcext:value-type="float">
            <text:p>7</text:p>
          </table:table-cell>
          <table:table-cell table:style-name="ce3" table:formula="of:=IF([.G15]-[.I15]&lt;0;([.I15]-[.G15]);([.I15]-[.G15])*-1)" office:value-type="float" office:value="30" calcext:value-type="float">
            <text:p>30</text:p>
          </table:table-cell>
          <table:table-cell table:style-name="ce3" table:formula="of:=CONCATENATE(IF([.K15]&gt;60;[.J15]+INT([.K15]/60);[.J15]);[.A15];IF([.K15]&gt;60;ROUND(60*(ROUND(INT([.K15]/60)-[.K15]/60;2)*-1);0);[.K15]))" office:value-type="string" office:string-value="7:30" calcext:value-type="string">
            <text:p>7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29" calcext:value-type="float">
            <text:p>2029</text:p>
          </table:table-cell>
          <table:table-cell table:style-name="ce3" table:formula="of:=CONCATENATE([.B16];[.A16];[.C16];[.A16];[.D16])" office:value-type="string" office:string-value="6:29:2029" calcext:value-type="string">
            <text:p>6:29:202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6]-[.H16]&lt;0;([.H16]-[.F16]);([.H16]-[.F16])*-1)" office:value-type="float" office:value="10" calcext:value-type="float">
            <text:p>10</text:p>
          </table:table-cell>
          <table:table-cell table:style-name="ce3" table:formula="of:=IF([.G16]-[.I16]&lt;0;([.I16]-[.G16]);([.I16]-[.G16])*-1)" office:value-type="float" office:value="41" calcext:value-type="float">
            <text:p>41</text:p>
          </table:table-cell>
          <table:table-cell table:style-name="ce3" table:formula="of:=CONCATENATE(IF([.K16]&gt;60;[.J16]+INT([.K16]/60);[.J16]);[.A16];IF([.K16]&gt;60;ROUND(60*(ROUND(INT([.K16]/60)-[.K16]/60;2)*-1);0);[.K16]))" office:value-type="string" office:string-value="10:41" calcext:value-type="string">
            <text:p>10:41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30" calcext:value-type="float">
            <text:p>2030</text:p>
          </table:table-cell>
          <table:table-cell table:style-name="ce3" table:formula="of:=CONCATENATE([.B17];[.A17];[.C17];[.A17];[.D17])" office:value-type="string" office:string-value="6:30:2030" calcext:value-type="string">
            <text:p>6:30:203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7]-[.H17]&lt;0;([.H17]-[.F17]);([.H17]-[.F17])*-1)" office:value-type="float" office:value="8" calcext:value-type="float">
            <text:p>8</text:p>
          </table:table-cell>
          <table:table-cell table:style-name="ce3" table:formula="of:=IF([.G17]-[.I17]&lt;0;([.I17]-[.G17]);([.I17]-[.G17])*-1)" office:value-type="float" office:value="30" calcext:value-type="float">
            <text:p>30</text:p>
          </table:table-cell>
          <table:table-cell table:style-name="ce3" table:formula="of:=CONCATENATE(IF([.K17]&gt;60;[.J17]+INT([.K17]/60);[.J17]);[.A17];IF([.K17]&gt;60;ROUND(60*(ROUND(INT([.K17]/60)-[.K17]/60;2)*-1);0);[.K17]))" office:value-type="string" office:string-value="8:30" calcext:value-type="string">
            <text:p>8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31" calcext:value-type="float">
            <text:p>2031</text:p>
          </table:table-cell>
          <table:table-cell table:style-name="ce3" table:formula="of:=CONCATENATE([.B18];[.A18];[.C18];[.A18];[.D18])" office:value-type="string" office:string-value="7:1:2031" calcext:value-type="string">
            <text:p>7:1:203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8]-[.H18]&lt;0;([.H18]-[.F18]);([.H18]-[.F18])*-1)" office:value-type="float" office:value="7" calcext:value-type="float">
            <text:p>7</text:p>
          </table:table-cell>
          <table:table-cell table:style-name="ce3" table:formula="of:=IF([.G18]-[.I18]&lt;0;([.I18]-[.G18]);([.I18]-[.G18])*-1)" office:value-type="float" office:value="30" calcext:value-type="float">
            <text:p>30</text:p>
          </table:table-cell>
          <table:table-cell table:style-name="ce3" table:formula="of:=CONCATENATE(IF([.K18]&gt;60;[.J18]+INT([.K18]/60);[.J18]);[.A18];IF([.K18]&gt;60;ROUND(60*(ROUND(INT([.K18]/60)-[.K18]/60;2)*-1);0);[.K18]))" office:value-type="string" office:string-value="7:30" calcext:value-type="string">
            <text:p>7:30</text:p>
          </table:table-cell>
          <table:table-cell table:style-name="ce4" table:formula="of:=CONCATENATE(IF(SUM([.K18:.K25])&gt;60;SUM([.J18:.J25])+ROUND(INT(SUM([.K18:.K25]))/60;0);SUM([.J18:.J25]));[.A18];IF(SUM([.K18:.K25])&gt;60;ROUND(60*(ROUND(INT(SUM([.K18:.K25])/60)-SUM([.K18:.K25])/60;2)*-1);0)))" office:value-type="string" office:string-value="59:15" calcext:value-type="string" table:number-columns-spanned="1" table:number-rows-spanned="8">
            <text:p>59:1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32" calcext:value-type="float">
            <text:p>2032</text:p>
          </table:table-cell>
          <table:table-cell table:style-name="ce3" table:formula="of:=CONCATENATE([.B19];[.A19];[.C19];[.A19];[.D19])" office:value-type="string" office:string-value="7:2:2032" calcext:value-type="string">
            <text:p>7:2:20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9]-[.H19]&lt;0;([.H19]-[.F19]);([.H19]-[.F19])*-1)" office:value-type="float" office:value="8" calcext:value-type="float">
            <text:p>8</text:p>
          </table:table-cell>
          <table:table-cell table:style-name="ce3" table:formula="of:=IF([.G19]-[.I19]&lt;0;([.I19]-[.G19]);([.I19]-[.G19])*-1)" office:value-type="float" office:value="30" calcext:value-type="float">
            <text:p>30</text:p>
          </table:table-cell>
          <table:table-cell table:style-name="ce3" table:formula="of:=CONCATENATE(IF([.K19]&gt;60;[.J19]+INT([.K19]/60);[.J19]);[.A19];IF([.K19]&gt;60;ROUND(60*(ROUND(INT([.K19]/60)-[.K19]/60;2)*-1);0);[.K19]))" office:value-type="string" office:string-value="8:30" calcext:value-type="string">
            <text:p>8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33" calcext:value-type="float">
            <text:p>2033</text:p>
          </table:table-cell>
          <table:table-cell table:style-name="ce3" table:formula="of:=CONCATENATE([.B20];[.A20];[.C20];[.A20];[.D20])" office:value-type="string" office:string-value="7:3:2033" calcext:value-type="string">
            <text:p>7:3:203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0]-[.H20]&lt;0;([.H20]-[.F20]);([.H20]-[.F20])*-1)" office:value-type="float" office:value="8" calcext:value-type="float">
            <text:p>8</text:p>
          </table:table-cell>
          <table:table-cell table:style-name="ce3" table:formula="of:=IF([.G20]-[.I20]&lt;0;([.I20]-[.G20]);([.I20]-[.G20])*-1)" office:value-type="float" office:value="45" calcext:value-type="float">
            <text:p>45</text:p>
          </table:table-cell>
          <table:table-cell table:style-name="ce3" table:formula="of:=CONCATENATE(IF([.K20]&gt;60;[.J20]+INT([.K20]/60);[.J20]);[.A20];IF([.K20]&gt;60;ROUND(60*(ROUND(INT([.K20]/60)-[.K20]/60;2)*-1);0);[.K20]))" office:value-type="string" office:string-value="8:45" calcext:value-type="string">
            <text:p>8:45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34" calcext:value-type="float">
            <text:p>2034</text:p>
          </table:table-cell>
          <table:table-cell table:style-name="ce3" table:formula="of:=CONCATENATE([.B21];[.A21];[.C21];[.A21];[.D21])" office:value-type="string" office:string-value="7:4:2034" calcext:value-type="string">
            <text:p>7:4:203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1]-[.H21]&lt;0;([.H21]-[.F21]);([.H21]-[.F21])*-1)" office:value-type="float" office:value="8" calcext:value-type="float">
            <text:p>8</text:p>
          </table:table-cell>
          <table:table-cell table:style-name="ce3" table:formula="of:=IF([.G21]-[.I21]&lt;0;([.I21]-[.G21]);([.I21]-[.G21])*-1)" office:value-type="float" office:value="30" calcext:value-type="float">
            <text:p>30</text:p>
          </table:table-cell>
          <table:table-cell table:style-name="ce3" table:formula="of:=CONCATENATE(IF([.K21]&gt;60;[.J21]+INT([.K21]/60);[.J21]);[.A21];IF([.K21]&gt;60;ROUND(60*(ROUND(INT([.K21]/60)-[.K21]/60;2)*-1);0);[.K21]))" office:value-type="string" office:string-value="8:30" calcext:value-type="string">
            <text:p>8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35" calcext:value-type="float">
            <text:p>2035</text:p>
          </table:table-cell>
          <table:table-cell table:style-name="ce3" table:formula="of:=CONCATENATE([.B22];[.A22];[.C22];[.A22];[.D22])" office:value-type="string" office:string-value="7:5:2035" calcext:value-type="string">
            <text:p>7:5:203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2]-[.H22]&lt;0;([.H22]-[.F22]);([.H22]-[.F22])*-1)" office:value-type="float" office:value="8" calcext:value-type="float">
            <text:p>8</text:p>
          </table:table-cell>
          <table:table-cell table:style-name="ce3" table:formula="of:=IF([.G22]-[.I22]&lt;0;([.I22]-[.G22]);([.I22]-[.G22])*-1)" office:value-type="float" office:value="30" calcext:value-type="float">
            <text:p>30</text:p>
          </table:table-cell>
          <table:table-cell table:style-name="ce3" table:formula="of:=CONCATENATE(IF([.K22]&gt;60;[.J22]+INT([.K22]/60);[.J22]);[.A22];IF([.K22]&gt;60;ROUND(60*(ROUND(INT([.K22]/60)-[.K22]/60;2)*-1);0);[.K22]))" office:value-type="string" office:string-value="8:30" calcext:value-type="string">
            <text:p>8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36" calcext:value-type="float">
            <text:p>2036</text:p>
          </table:table-cell>
          <table:table-cell table:style-name="ce3" table:formula="of:=CONCATENATE([.B23];[.A23];[.C23];[.A23];[.D23])" office:value-type="string" office:string-value="7:6:2036" calcext:value-type="string">
            <text:p>7:6:203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3]-[.H23]&lt;0;([.H23]-[.F23]);([.H23]-[.F23])*-1)" office:value-type="float" office:value="9" calcext:value-type="float">
            <text:p>9</text:p>
          </table:table-cell>
          <table:table-cell table:style-name="ce3" table:formula="of:=IF([.G23]-[.I23]&lt;0;([.I23]-[.G23]);([.I23]-[.G23])*-1)" office:value-type="float" office:value="30" calcext:value-type="float">
            <text:p>30</text:p>
          </table:table-cell>
          <table:table-cell table:style-name="ce3" table:formula="of:=CONCATENATE(IF([.K23]&gt;60;[.J23]+INT([.K23]/60);[.J23]);[.A23];IF([.K23]&gt;60;ROUND(60*(ROUND(INT([.K23]/60)-[.K23]/60;2)*-1);0);[.K23]))" office:value-type="string" office:string-value="9:30" calcext:value-type="string">
            <text:p>9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037" calcext:value-type="float">
            <text:p>2037</text:p>
          </table:table-cell>
          <table:table-cell table:style-name="ce3" table:formula="of:=CONCATENATE([.B24];[.A24];[.C24];[.A24];[.D24])" office:value-type="string" office:string-value="7:7:2037" calcext:value-type="string">
            <text:p>7:7:203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4]-[.H24]&lt;0;([.H24]-[.F24]);([.H24]-[.F24])*-1)" office:value-type="float" office:value="8" calcext:value-type="float">
            <text:p>8</text:p>
          </table:table-cell>
          <table:table-cell table:style-name="ce3" table:formula="of:=IF([.G24]-[.I24]&lt;0;([.I24]-[.G24]);([.I24]-[.G24])*-1)" office:value-type="float" office:value="-0" calcext:value-type="float">
            <text:p>0</text:p>
          </table:table-cell>
          <table:table-cell table:style-name="ce3" table:formula="of:=CONCATENATE(IF([.K24]&gt;60;[.J24]+INT([.K24]/60);[.J24]);[.A24];IF([.K24]&gt;60;ROUND(60*(ROUND(INT([.K24]/60)-[.K24]/60;2)*-1);0);[.K24]))" office:value-type="string" office:string-value="8:0" calcext:value-type="string">
            <text:p>8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38" calcext:value-type="float">
            <text:p>2038</text:p>
          </table:table-cell>
          <table:table-cell table:style-name="ce3" table:formula="of:=CONCATENATE([.B25];[.A25];[.C25];[.A25];[.D25])" office:value-type="string" office:string-value="7:8:2038" calcext:value-type="string">
            <text:p>7:8:203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5]-[.H25]&lt;0;([.H25]-[.F25]);([.H25]-[.F25])*-1)" office:value-type="float" office:value="-0" calcext:value-type="float">
            <text:p>0</text:p>
          </table:table-cell>
          <table:table-cell table:style-name="ce3" table:formula="of:=IF([.G25]-[.I25]&lt;0;([.I25]-[.G25]);([.I25]-[.G25])*-1)" office:value-type="float" office:value="-0" calcext:value-type="float">
            <text:p>0</text:p>
          </table:table-cell>
          <table:table-cell table:style-name="ce3" table:formula="of:=CONCATENATE(IF([.K25]&gt;60;[.J25]+INT([.K25]/60);[.J25]);[.A25];IF([.K25]&gt;60;ROUND(60*(ROUND(INT([.K25]/60)-[.K25]/60;2)*-1);0);[.K25]))" office:value-type="string" office:string-value="0:0" calcext:value-type="string">
            <text:p>0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39" calcext:value-type="float">
            <text:p>2039</text:p>
          </table:table-cell>
          <table:table-cell table:style-name="ce3" table:formula="of:=CONCATENATE([.B26];[.A26];[.C26];[.A26];[.D26])" office:value-type="string" office:string-value="7:9:2039" calcext:value-type="string">
            <text:p>7:9:2039</text:p>
          </table:table-cell>
          <table:table-cell table:style-name="ce1" table:number-columns-repeated="4"/>
          <table:table-cell table:style-name="ce3" table:formula="of:=IF([.F26]-[.H26]&lt;0;([.H26]-[.F26]);([.H26]-[.F26])*-1)" office:value-type="float" office:value="-0" calcext:value-type="float">
            <text:p>0</text:p>
          </table:table-cell>
          <table:table-cell table:style-name="ce3" table:formula="of:=IF([.G26]-[.I26]&lt;0;([.I26]-[.G26]);([.I26]-[.G26])*-1)" office:value-type="float" office:value="-0" calcext:value-type="float">
            <text:p>0</text:p>
          </table:table-cell>
          <table:table-cell table:style-name="ce3" table:formula="of:=CONCATENATE(IF([.K26]&gt;60;[.J26]+INT([.K26]/60);[.J26]);[.A26];IF([.K26]&gt;60;ROUND(60*(ROUND(INT([.K26]/60)-[.K26]/60;2)*-1);0);[.K26]))" office:value-type="string" office:string-value="0:0" calcext:value-type="string">
            <text:p>0:0</text:p>
          </table:table-cell>
          <table:table-cell table:style-name="ce4" table:formula="of:=CONCATENATE(IF(SUM([.K26:.K33])&gt;60;SUM([.J26:.J33])+ROUND(INT(SUM([.K26:.K33]))/60;0);SUM([.J26:.J33]));[.A26];IF(SUM([.K26:.K33])&gt;60;ROUND(60*(ROUND(INT(SUM([.K26:.K33])/60)-SUM([.K26:.K33])/60;2)*-1);0)))" office:value-type="string" office:string-value="0:0" calcext:value-type="string" table:number-columns-spanned="1" table:number-rows-spanned="8">
            <text:p>0: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40" calcext:value-type="float">
            <text:p>2040</text:p>
          </table:table-cell>
          <table:table-cell table:style-name="ce3" table:formula="of:=CONCATENATE([.B27];[.A27];[.C27];[.A27];[.D27])" office:value-type="string" office:string-value="7:10:2040" calcext:value-type="string">
            <text:p>7:10:2040</text:p>
          </table:table-cell>
          <table:table-cell table:style-name="ce1" table:number-columns-repeated="4"/>
          <table:table-cell table:style-name="ce3" table:formula="of:=IF([.F27]-[.H27]&lt;0;([.H27]-[.F27]);([.H27]-[.F27])*-1)" office:value-type="float" office:value="-0" calcext:value-type="float">
            <text:p>0</text:p>
          </table:table-cell>
          <table:table-cell table:style-name="ce3" table:formula="of:=IF([.G27]-[.I27]&lt;0;([.I27]-[.G27]);([.I27]-[.G27])*-1)" office:value-type="float" office:value="-0" calcext:value-type="float">
            <text:p>0</text:p>
          </table:table-cell>
          <table:table-cell table:style-name="ce3" table:formula="of:=CONCATENATE(IF([.K27]&gt;60;[.J27]+INT([.K27]/60);[.J27]);[.A27];IF([.K27]&gt;60;ROUND(60*(ROUND(INT([.K27]/60)-[.K27]/60;2)*-1);0);[.K27]))" office:value-type="string" office:string-value="0:0" calcext:value-type="string">
            <text:p>0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41" calcext:value-type="float">
            <text:p>2041</text:p>
          </table:table-cell>
          <table:table-cell table:style-name="ce3" table:formula="of:=CONCATENATE([.B28];[.A28];[.C28];[.A28];[.D28])" office:value-type="string" office:string-value="7:11:2041" calcext:value-type="string">
            <text:p>7:11:2041</text:p>
          </table:table-cell>
          <table:table-cell table:style-name="ce1" table:number-columns-repeated="4"/>
          <table:table-cell table:style-name="ce3" table:formula="of:=IF([.F28]-[.H28]&lt;0;([.H28]-[.F28]);([.H28]-[.F28])*-1)" office:value-type="float" office:value="-0" calcext:value-type="float">
            <text:p>0</text:p>
          </table:table-cell>
          <table:table-cell table:style-name="ce3" table:formula="of:=IF([.G28]-[.I28]&lt;0;([.I28]-[.G28]);([.I28]-[.G28])*-1)" office:value-type="float" office:value="-0" calcext:value-type="float">
            <text:p>0</text:p>
          </table:table-cell>
          <table:table-cell table:style-name="ce3" table:formula="of:=CONCATENATE(IF([.K28]&gt;60;[.J28]+INT([.K28]/60);[.J28]);[.A28];IF([.K28]&gt;60;ROUND(60*(ROUND(INT([.K28]/60)-[.K28]/60;2)*-1);0);[.K28]))" office:value-type="string" office:string-value="0:0" calcext:value-type="string">
            <text:p>0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42" calcext:value-type="float">
            <text:p>2042</text:p>
          </table:table-cell>
          <table:table-cell table:style-name="ce3" table:formula="of:=CONCATENATE([.B29];[.A29];[.C29];[.A29];[.D29])" office:value-type="string" office:string-value="8:12:2042" calcext:value-type="string">
            <text:p>8:12:2042</text:p>
          </table:table-cell>
          <table:table-cell table:style-name="ce1" table:number-columns-repeated="4"/>
          <table:table-cell table:style-name="ce3" table:formula="of:=IF([.F29]-[.H29]&lt;0;([.H29]-[.F29]);([.H29]-[.F29])*-1)" office:value-type="float" office:value="-0" calcext:value-type="float">
            <text:p>0</text:p>
          </table:table-cell>
          <table:table-cell table:style-name="ce3" table:formula="of:=IF([.G29]-[.I29]&lt;0;([.I29]-[.G29]);([.I29]-[.G29])*-1)" office:value-type="float" office:value="-0" calcext:value-type="float">
            <text:p>0</text:p>
          </table:table-cell>
          <table:table-cell table:style-name="ce3" table:formula="of:=CONCATENATE(IF([.K29]&gt;60;[.J29]+INT([.K29]/60);[.J29]);[.A29];IF([.K29]&gt;60;ROUND(60*(ROUND(INT([.K29]/60)-[.K29]/60;2)*-1);0);[.K29]))" office:value-type="string" office:string-value="0:0" calcext:value-type="string">
            <text:p>0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43" calcext:value-type="float">
            <text:p>2043</text:p>
          </table:table-cell>
          <table:table-cell table:style-name="ce3" table:formula="of:=CONCATENATE([.B30];[.A30];[.C30];[.A30];[.D30])" office:value-type="string" office:string-value="9:13:2043" calcext:value-type="string">
            <text:p>9:13:2043</text:p>
          </table:table-cell>
          <table:table-cell table:style-name="ce1" table:number-columns-repeated="4"/>
          <table:table-cell table:style-name="ce3" table:formula="of:=IF([.F30]-[.H30]&lt;0;([.H30]-[.F30]);([.H30]-[.F30])*-1)" office:value-type="float" office:value="-0" calcext:value-type="float">
            <text:p>0</text:p>
          </table:table-cell>
          <table:table-cell table:style-name="ce3" table:formula="of:=IF([.G30]-[.I30]&lt;0;([.I30]-[.G30]);([.I30]-[.G30])*-1)" office:value-type="float" office:value="-0" calcext:value-type="float">
            <text:p>0</text:p>
          </table:table-cell>
          <table:table-cell table:style-name="ce3" table:formula="of:=CONCATENATE(IF([.K30]&gt;60;[.J30]+INT([.K30]/60);[.J30]);[.A30];IF([.K30]&gt;60;ROUND(60*(ROUND(INT([.K30]/60)-[.K30]/60;2)*-1);0);[.K30]))" office:value-type="string" office:string-value="0:0" calcext:value-type="string">
            <text:p>0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44" calcext:value-type="float">
            <text:p>2044</text:p>
          </table:table-cell>
          <table:table-cell table:style-name="ce3" table:formula="of:=CONCATENATE([.B31];[.A31];[.C31];[.A31];[.D31])" office:value-type="string" office:string-value="10:14:2044" calcext:value-type="string">
            <text:p>10:14:2044</text:p>
          </table:table-cell>
          <table:table-cell table:style-name="ce1" table:number-columns-repeated="4"/>
          <table:table-cell table:style-name="ce3" table:formula="of:=IF([.F31]-[.H31]&lt;0;([.H31]-[.F31]);([.H31]-[.F31])*-1)" office:value-type="float" office:value="-0" calcext:value-type="float">
            <text:p>0</text:p>
          </table:table-cell>
          <table:table-cell table:style-name="ce3" table:formula="of:=IF([.G31]-[.I31]&lt;0;([.I31]-[.G31]);([.I31]-[.G31])*-1)" office:value-type="float" office:value="-0" calcext:value-type="float">
            <text:p>0</text:p>
          </table:table-cell>
          <table:table-cell table:style-name="ce3" table:formula="of:=CONCATENATE(IF([.K31]&gt;60;[.J31]+INT([.K31]/60);[.J31]);[.A31];IF([.K31]&gt;60;ROUND(60*(ROUND(INT([.K31]/60)-[.K31]/60;2)*-1);0);[.K31]))" office:value-type="string" office:string-value="0:0" calcext:value-type="string">
            <text:p>0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45" calcext:value-type="float">
            <text:p>2045</text:p>
          </table:table-cell>
          <table:table-cell table:style-name="ce3" table:formula="of:=CONCATENATE([.B32];[.A32];[.C32];[.A32];[.D32])" office:value-type="string" office:string-value="11:15:2045" calcext:value-type="string">
            <text:p>11:15:2045</text:p>
          </table:table-cell>
          <table:table-cell table:style-name="ce1" table:number-columns-repeated="4"/>
          <table:table-cell table:style-name="ce3" table:formula="of:=IF([.F32]-[.H32]&lt;0;([.H32]-[.F32]);([.H32]-[.F32])*-1)" office:value-type="float" office:value="-0" calcext:value-type="float">
            <text:p>0</text:p>
          </table:table-cell>
          <table:table-cell table:style-name="ce3" table:formula="of:=IF([.G32]-[.I32]&lt;0;([.I32]-[.G32]);([.I32]-[.G32])*-1)" office:value-type="float" office:value="-0" calcext:value-type="float">
            <text:p>0</text:p>
          </table:table-cell>
          <table:table-cell table:style-name="ce3" table:formula="of:=CONCATENATE(IF([.K32]&gt;60;[.J32]+INT([.K32]/60);[.J32]);[.A32];IF([.K32]&gt;60;ROUND(60*(ROUND(INT([.K32]/60)-[.K32]/60;2)*-1);0);[.K32]))" office:value-type="string" office:string-value="0:0" calcext:value-type="string">
            <text:p>0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46" calcext:value-type="float">
            <text:p>2046</text:p>
          </table:table-cell>
          <table:table-cell table:style-name="ce3" table:formula="of:=CONCATENATE([.B33];[.A33];[.C33];[.A33];[.D33])" office:value-type="string" office:string-value="12:16:2046" calcext:value-type="string">
            <text:p>12:16:2046</text:p>
          </table:table-cell>
          <table:table-cell table:style-name="ce1" table:number-columns-repeated="4"/>
          <table:table-cell table:style-name="ce3" table:formula="of:=IF([.F33]-[.H33]&lt;0;([.H33]-[.F33]);([.H33]-[.F33])*-1)" office:value-type="float" office:value="-0" calcext:value-type="float">
            <text:p>0</text:p>
          </table:table-cell>
          <table:table-cell table:style-name="ce3" table:formula="of:=IF([.G33]-[.I33]&lt;0;([.I33]-[.G33]);([.I33]-[.G33])*-1)" office:value-type="float" office:value="-0" calcext:value-type="float">
            <text:p>0</text:p>
          </table:table-cell>
          <table:table-cell table:style-name="ce3" table:formula="of:=CONCATENATE(IF([.K33]&gt;60;[.J33]+INT([.K33]/60);[.J33]);[.A33];IF([.K33]&gt;60;ROUND(60*(ROUND(INT([.K33]/60)-[.K33]/60;2)*-1);0);[.K33]))" office:value-type="string" office:string-value="0:0" calcext:value-type="string">
            <text:p>0:0</text:p>
          </table:table-cell>
          <table:covered-table-cell table:style-name="ce3"/>
          <table:table-cell table:number-columns-repeated="101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 style:data-style-name="N2" text:time-value="02:48:48.346196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9T23:51:36.559268266</meta:creation-date>
    <dc:date>2016-07-08T02:49:54.197062358</dc:date>
    <meta:editing-duration>PT31M13S</meta:editing-duration>
    <meta:editing-cycles>24</meta:editing-cycles>
    <meta:generator>LibreOffice/5.1.3.2$Linux_x86 LibreOffice_project/10m0$Build-2</meta:generator>
    <meta:document-statistic meta:table-count="1" meta:cell-count="369" meta:object-count="0"/>
  </office:meta>
</office:document-meta>
</file>